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line-height="115%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>
      <style:paragraph-properties fo:text-align="center" style:justify-single-word="false"/>
      <style:text-properties officeooo:paragraph-rsid="00020f25"/>
    </style:style>
    <style:style style:name="P12" style:family="paragraph" style:parent-style-name="normal">
      <style:text-properties fo:font-size="13pt" style:font-size-asian="13pt" style:font-size-complex="13pt"/>
    </style:style>
    <style:style style:name="P13" style:family="paragraph" style:parent-style-name="normal">
      <style:paragraph-properties fo:line-height="115%"/>
    </style:style>
    <style:style style:name="P14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15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16" style:family="paragraph" style:parent-style-name="normal">
      <style:paragraph-properties fo:margin-left="0cm" fo:margin-right="0cm" fo:text-indent="0cm" style:auto-text-indent="false"/>
    </style:style>
    <style:style style:name="P17" style:family="paragraph" style:parent-style-name="normal">
      <style:paragraph-properties fo:margin-left="0cm" fo:margin-right="0cm" fo:line-height="150%" fo:text-indent="0cm" style:auto-text-indent="false"/>
    </style:style>
    <style:style style:name="P18" style:family="paragraph" style:parent-style-name="normal" style:master-page-name="Standard">
      <style:paragraph-properties fo:text-align="center" style:justify-single-word="false" style:page-number="1"/>
      <style:text-properties officeooo:rsid="00020f25" officeooo:paragraph-rsid="00020f25"/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20f25" style:font-weight-asian="bold"/>
    </style:style>
    <style:style style:name="T4" style:family="text">
      <style:text-properties fo:font-weight="bold" officeooo:rsid="00051869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color="#1155cc" style:text-underline-style="solid" style:text-underline-width="auto" style:text-underline-color="font-color" officeooo:rsid="00020f25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color="#38761d" fo:font-size="12pt" fo:font-weight="bold" style:font-size-asian="12pt" style:font-weight-asian="bold" style:font-size-complex="12pt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Vinicios dos santos </text:span></text:p>
      <text:p text:style-name="P10"><text:span text:style-name="T2">(</text:span><text:span text:style-name="T4">44</text:span><text:span text:style-name="T2">) </text:span><text:span text:style-name="T3">96693-333</text:span></text:p>
      <text:p text:style-name="P11"><text:span text:style-name="T6">vinicios.santos.souza@escola.pr.gov.br</text:span></text:p>
      <text:p text:style-name="P10"><text:span text:style-name="T2"/></text:p>
      <text:p text:style-name="normal"><draw:rect text:anchor-type="as-char" style:rel-width="100%" draw:z-index="0" draw:style-name="gr1" draw:text-style-name="P19" svg:width="16.511cm" svg:height="0.054cm"><text:p/></draw:rect></text:p>
      <text:p text:style-name="P12"/>
      <text:p text:style-name="P1"><text:span text:style-name="T7">Objetivo</text:span></text:p>
      <text:p text:style-name="Text_20_body">Atuar como ajudante de pedreiro, contribuindo para a execução de obras com dedicação e conhecimento prático, visando o aprendizado contínuo e o crescimento na área da construção civil.</text:p>
      <text:p text:style-name="Heading_20_3">Experiência Profissional</text:p>
      <text:p text:style-name="Text_20_body"><text:span text:style-name="Strong_20_Emphasis">Ajudante de Pedreiro</text:span><text:line-break/>Construtora ABC - São Paulo, SP<text:line-break/>Janeiro de 2022 - Presente</text:p>
      <text:list xml:id="list3547263713" text:style-name="L1">
        <text:list-item>
          <text:p text:style-name="P6">Auxilio na execução de serviços de alvenaria, reboco e acabamento.</text:p>
        </text:list-item>
        <text:list-item>
          <text:p text:style-name="P6">Realizo a mistura de argamassa e concreto, seguindo as especificações do pedreiro.</text:p>
        </text:list-item>
        <text:list-item>
          <text:p text:style-name="P6">Organizo e mantenho limpo o canteiro de obras, garantindo a segurança e a eficiência do trabalho.</text:p>
        </text:list-item>
        <text:list-item>
          <text:p text:style-name="P2">Transporte de materiais como blocos, cimento e ferramentas, ajudando na logística da obra.</text:p>
        </text:list-item>
      </text:list>
      <text:p text:style-name="Text_20_body"><text:span text:style-name="Strong_20_Emphasis">Ajudante Geral de Construção</text:span><text:line-break/>Serviços Gerais Ltda. - São Paulo, SP<text:line-break/>Março de 2020 - Dezembro de 2021</text:p>
      <text:list xml:id="list3154017649" text:style-name="L2">
        <text:list-item>
          <text:p text:style-name="P7">Apoiei diversas equipes de obra em tarefas como demolição, colocação de pisos e instalações.</text:p>
        </text:list-item>
        <text:list-item>
          <text:p text:style-name="P7">Aprendi e apliquei técnicas de segurança no trabalho, utilizando corretamente EPIs.</text:p>
        </text:list-item>
        <text:list-item>
          <text:p text:style-name="P3">Colaborei na montagem e desmontagem de formas para concretagem, seguindo orientações.</text:p>
        </text:list-item>
      </text:list>
      <text:p text:style-name="Heading_20_3">Formação</text:p>
      <text:p text:style-name="Text_20_body"><text:span text:style-name="Strong_20_Emphasis">Curso de Qualificação em Construção Civil</text:span><text:line-break/>Senai São Paulo - São Paulo, SP<text:line-break/>Fevereiro de 2020 - Dezembro de 2020</text:p>
      <text:list xml:id="list4209947552" text:style-name="L3">
        <text:list-item>
          <text:p text:style-name="P8">Aprendizado em técnicas de alvenaria, hidráulica e elétrica.</text:p>
        </text:list-item>
        <text:list-item>
          <text:p text:style-name="P4">Noções de segurança no trabalho e uso de ferramentas.</text:p>
        </text:list-item>
      </text:list>
      <text:p text:style-name="Heading_20_3">Habilidades</text:p>
      <text:list xml:id="list1129214955" text:style-name="L4">
        <text:list-item>
          <text:p text:style-name="P9">Conhecimento prático em ferramentas de construção, como betoneira, serra e nível.</text:p>
        </text:list-item>
        <text:list-item>
          <text:p text:style-name="P9"><text:soft-page-break/>Habilidade em seguir instruções e trabalhar em equipe.</text:p>
        </text:list-item>
        <text:list-item>
          <text:p text:style-name="P9">Bom condicionamento físico e resistência para atividades manuais.</text:p>
        </text:list-item>
        <text:list-item>
          <text:p text:style-name="P5">Proatividade e vontade de aprender novas técnicas e processos.</text:p>
        </text:list-item>
      </text:list>
      <text:p text:style-name="Heading_20_3">Referências</text:p>
      <text:p text:style-name="Text_20_body">Disponíveis mediante solicitação.</text:p>
      <text:p text:style-name="P1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7T13:52:27.556767611</dc:date>
    <meta:editing-duration>PT16M45S</meta:editing-duration>
    <meta:editing-cycles>1</meta:editing-cycles>
    <meta:document-statistic meta:table-count="0" meta:image-count="0" meta:object-count="0" meta:page-count="2" meta:paragraph-count="27" meta:word-count="248" meta:character-count="1622" meta:non-whitespace-character-count="1412"/>
    <meta:generator>LibreOffice/6.4.7.2$Linux_X86_64 LibreOffice_project/40$Build-2</meta:generator>
  </office:meta>
</office:document-meta>
</file>